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4">ПРОТОКОЛ <text:span text:style-name="T7">ПОВЕРКИ</text:span></text:p>
      <text:p text:style-name="P5"/>
      <text:p text:style-name="P29"><text:span text:style-name="T9">БДКГ-2</text:span><text:span text:style-name="T4">3</text:span><text:span text:style-name="T9"> зав. № <text:s/></text:span><text:span text:style-name="T3">$allSerial</text:span></text:p>
      <text:p text:style-name="P28"><text:span text:style-name="T19">принадлежащего<text:tab/></text:span><text:span text:style-name="T20"><text:tab/></text:span></text:p>
      <text:p text:style-name="P3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3"><text:span text:style-name="T7">1. С</text:span>редства <text:span text:style-name="T7">поверки</text:span></text:p>
      <text:p text:style-name="P14">а)<text:tab/>Эталонные средства измерений:</text:p>
      <text:p text:style-name="P32">- <text:span text:style-name="T1">$facility_110</text:span>;</text:p>
      <text:p text:style-name="P32">- <text:span text:style-name="T1">$facility_1</text:span><text:span text:style-name="T7">3</text:span><text:span text:style-name="T1">0</text:span>;</text:p>
      <text:p text:style-name="P16"><text:span text:style-name="T5">б</text:span><text:span text:style-name="T6">)<text:tab/></text:span><text:span text:style-name="T5">Оборудование</text:span><text:span text:style-name="T6">:</text:span></text:p>
      <text:p text:style-name="P3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4">- документация<text:tab/></text:p>
      <text:p text:style-name="P34">- отсутствие механических повреждений<text:tab/></text:p>
      <text:p text:style-name="P3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4">- контроль работоспособности<text:tab/></text:p>
      <text:p text:style-name="P14"><text:span text:style-name="T7">б</text:span>)<text:tab/>Проверка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5"/>
      <text:p text:style-name="P6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20">Номер источ-ника</text:p>
          </table:table-cell>
          <table:table-cell table:style-name="t1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Фон, нГр/ч</text:p>
          </table:table-cell>
          <table:table-cell table:style-name="t1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3">1</text:span></text:p>
          </table:table-cell>
          <table:table-cell table:style-name="t1.D3" office:value-type="string">
            <text:p text:style-name="P25"><text:span text:style-name="T2">H</text:span><text:span text:style-name="T13">2</text:span></text:p>
          </table:table-cell>
          <table:table-cell table:style-name="t1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Гр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7 мкГр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Гр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Гр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,0 мГр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0 мГр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7">0,7</text:span> Гр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7 Гр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<text:span text:style-name="T1">40</text:span> Гр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20">Номер источ-ника</text:p>
          </table:table-cell>
          <table:table-cell table:style-name="t2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2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5">Фон, нГр/ч</text:p>
          </table:table-cell>
          <table:table-cell table:style-name="t2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3">1</text:span></text:p>
          </table:table-cell>
          <table:table-cell table:style-name="t2.D3" office:value-type="string">
            <text:p text:style-name="P25"><text:span text:style-name="T2">H</text:span><text:span text:style-name="T13">2</text:span></text:p>
          </table:table-cell>
          <table:table-cell table:style-name="t2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Гр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7 мкГр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Гр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0.7 мГр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7,0 мГр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0 мГр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7">0,7</text:span> Гр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7 Гр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<text:span text:style-name="T1">40</text:span> Гр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20">Номер источ-ника</text:p>
          </table:table-cell>
          <table:table-cell table:style-name="t3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3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5">Фон, нГр/ч</text:p>
          </table:table-cell>
          <table:table-cell table:style-name="t3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3">1</text:span></text:p>
          </table:table-cell>
          <table:table-cell table:style-name="t3.D3" office:value-type="string">
            <text:p text:style-name="P25"><text:span text:style-name="T2">H</text:span><text:span text:style-name="T13">2</text:span></text:p>
          </table:table-cell>
          <table:table-cell table:style-name="t3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Гр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7 мкГр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Гр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0.7 мГр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7,0 мГр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0 мГр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7">0,7</text:span> Гр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7 Гр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<text:span text:style-name="T1">40</text:span> Гр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20">Номер источ-ника</text:p>
          </table:table-cell>
          <table:table-cell table:style-name="t4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4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5">Фон, нГр/ч</text:p>
          </table:table-cell>
          <table:table-cell table:style-name="t4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3">1</text:span></text:p>
          </table:table-cell>
          <table:table-cell table:style-name="t4.D3" office:value-type="string">
            <text:p text:style-name="P25"><text:span text:style-name="T2">H</text:span><text:span text:style-name="T13">2</text:span></text:p>
          </table:table-cell>
          <table:table-cell table:style-name="t4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Гр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7 мкГр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Гр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0.7 мГр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7,0 мГр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0 мГр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7">0,7</text:span> Гр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7 Гр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<text:span text:style-name="T1">40</text:span> Гр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20">Номер источ-ника</text:p>
          </table:table-cell>
          <table:table-cell table:style-name="t5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5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5">Фон, нГр/ч</text:p>
          </table:table-cell>
          <table:table-cell table:style-name="t5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3">1</text:span></text:p>
          </table:table-cell>
          <table:table-cell table:style-name="t5.D3" office:value-type="string">
            <text:p text:style-name="P25"><text:span text:style-name="T2">H</text:span><text:span text:style-name="T13">2</text:span></text:p>
          </table:table-cell>
          <table:table-cell table:style-name="t5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Гр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7 мкГр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Гр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0.7 мГр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7,0 мГр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0 мГр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7">0,7</text:span> Гр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7 Гр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<text:span text:style-name="T1">40</text:span> Гр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20">Номер источ-ника</text:p>
          </table:table-cell>
          <table:table-cell table:style-name="t6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6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5">Фон, нГр/ч</text:p>
          </table:table-cell>
          <table:table-cell table:style-name="t6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3">1</text:span></text:p>
          </table:table-cell>
          <table:table-cell table:style-name="t6.D3" office:value-type="string">
            <text:p text:style-name="P25"><text:span text:style-name="T2">H</text:span><text:span text:style-name="T13">2</text:span></text:p>
          </table:table-cell>
          <table:table-cell table:style-name="t6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Гр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7 мкГр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0 мкГр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0.7 мГр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7,0 мГр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0 мГр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7">0,7</text:span> Гр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7 Гр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<text:span text:style-name="T1">40</text:span> Гр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8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20">Номер источ-ника</text:p>
          </table:table-cell>
          <table:table-cell table:style-name="t7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7.B2" table:number-columns-spanned="5" office:value-type="string">
            <text:p text:style-name="P25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5">Фон, нГр/ч</text:p>
          </table:table-cell>
          <table:table-cell table:style-name="t7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3">1</text:span></text:p>
          </table:table-cell>
          <table:table-cell table:style-name="t7.D3" office:value-type="string">
            <text:p text:style-name="P25"><text:span text:style-name="T2">H</text:span><text:span text:style-name="T13">2</text:span></text:p>
          </table:table-cell>
          <table:table-cell table:style-name="t7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Гр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7 мкГр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Гр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0.7 мГр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7,0 мГр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0 мГр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7">0,7</text:span> Гр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7 Гр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<text:span text:style-name="T1">40</text:span> Гр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0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20">Номер источ-ника</text:p>
          </table:table-cell>
          <table:table-cell table:style-name="t8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8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5">Фон, нГр/ч</text:p>
          </table:table-cell>
          <table:table-cell table:style-name="t8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3">1</text:span></text:p>
          </table:table-cell>
          <table:table-cell table:style-name="t8.D3" office:value-type="string">
            <text:p text:style-name="P25"><text:span text:style-name="T2">H</text:span><text:span text:style-name="T13">2</text:span></text:p>
          </table:table-cell>
          <table:table-cell table:style-name="t8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Гр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7 мкГр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Гр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0.7 мГр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7,0 мГр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0 мГр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7">0,7</text:span> Гр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7 Гр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<text:span text:style-name="T1">40</text:span> Гр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20">Номер источ-ника</text:p>
          </table:table-cell>
          <table:table-cell table:style-name="t9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9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5">Фон, нГр/ч</text:p>
          </table:table-cell>
          <table:table-cell table:style-name="t9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3">1</text:span></text:p>
          </table:table-cell>
          <table:table-cell table:style-name="t9.D3" office:value-type="string">
            <text:p text:style-name="P25"><text:span text:style-name="T2">H</text:span><text:span text:style-name="T13">2</text:span></text:p>
          </table:table-cell>
          <table:table-cell table:style-name="t9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Гр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7 мкГр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Гр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0.7 мГр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7,0 мГр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0 мГр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7">0,7</text:span> Гр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7 Гр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<text:span text:style-name="T1">40</text:span> Гр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7">гамма-излучения БДКГ- 2</text:span>3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8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20">Номер источ-ника</text:p>
          </table:table-cell>
          <table:table-cell table:style-name="t10.B2" table:number-rows-spanned="3" office:value-type="string">
            <text:p text:style-name="P20">Рассто-яние до источ-ника, </text:p>
            <text:p text:style-name="P21">R, см</text:p>
          </table:table-cell>
          <table:table-cell table:style-name="t10.B2" table:number-columns-spanned="5" office:value-type="string">
            <text:p text:style-name="P2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0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20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9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2"><text:span text:style-name="T21">Предел основной </text:span><text:span text:style-name="T7">относи-тельной</text:span> <text:span text:style-name="T1">погреш-ности</text:span>, </text:p>
            <text:p text:style-name="P2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5">Фон, нГр/ч</text:p>
          </table:table-cell>
          <table:table-cell table:style-name="t10.D3" table:number-columns-spanned="3" office:value-type="string">
            <text:p text:style-name="P25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5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3">1</text:span></text:p>
          </table:table-cell>
          <table:table-cell table:style-name="t10.D3" office:value-type="string">
            <text:p text:style-name="P25"><text:span text:style-name="T2">H</text:span><text:span text:style-name="T13">2</text:span></text:p>
          </table:table-cell>
          <table:table-cell table:style-name="t10.D3" office:value-type="string">
            <text:p text:style-name="P25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Гр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7 мкГр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Гр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0.7 мГр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7,0 мГр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0 мГр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7">0,7</text:span> Гр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7 Гр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<text:span text:style-name="T1">40</text:span> Гр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8:01.92</dc:date>
    <meta:editing-duration>P3DT1H18M35S</meta:editing-duration>
    <meta:editing-cycles>309</meta:editing-cycles>
    <meta:generator>OpenOffice/4.1.6$Win32 OpenOffice.org_project/416m1$Build-9790</meta:generator>
    <meta:document-statistic meta:table-count="11" meta:image-count="0" meta:object-count="0" meta:page-count="6" meta:paragraph-count="1106" meta:word-count="1684" meta:character-count="9991"/>
  </office:meta>
</office:document-meta>
</file>